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efaf7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151. Special Array I</text:h>
      <text:p text:style-name="P2">An array is considered <text:span text:style-name="Strong_20_Emphasis"><text:span text:style-name="T1">special</text:span></text:span> if every pair of its adjacent elements contains two numbers with different parity.</text:p>
      <text:p text:style-name="P2">You are given an array of integers <text:span text:style-name="Source_20_Text"><text:span text:style-name="T2">nums</text:span></text:span>. Return <text:span text:style-name="Source_20_Text"><text:span text:style-name="T2">true</text:span></text:span> if <text:span text:style-name="Source_20_Text"><text:span text:style-name="T2">nums</text:span></text:span> is a <text:span text:style-name="Strong_20_Emphasis"><text:span text:style-name="T1">special</text:span></text:span> array, otherwise, return <text:span text:style-name="Source_20_Text"><text:span text:style-name="T2">false</text:span></text:span>.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nums = [1]</text:span></text:p>
      <text:p text:style-name="P2"><text:span text:style-name="Strong_20_Emphasis"><text:span text:style-name="T1">Output:</text:span></text:span><text:span text:style-name="T1"> true</text:span></text:p>
      <text:p text:style-name="P2"><text:span text:style-name="Strong_20_Emphasis"><text:span text:style-name="T1">Explanation:</text:span></text:span></text:p>
      <text:p text:style-name="P2"><text:span text:style-name="T1">There is only one element. So the answer is </text:span><text:span text:style-name="Source_20_Text"><text:span text:style-name="T2">true</text:span></text:span><text:span text:style-name="T1">.</text:span></text:p>
      <text:p text:style-name="P2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nums = [2,1,4]</text:span></text:p>
      <text:p text:style-name="P2"><text:span text:style-name="Strong_20_Emphasis"><text:span text:style-name="T1">Output:</text:span></text:span><text:span text:style-name="T1"> true</text:span></text:p>
      <text:p text:style-name="P2"><text:span text:style-name="Strong_20_Emphasis"><text:span text:style-name="T1">Explanation:</text:span></text:span></text:p>
      <text:p text:style-name="P2"><text:span text:style-name="T1">There is only two pairs: </text:span><text:span text:style-name="Source_20_Text"><text:span text:style-name="T2">(2,1)</text:span></text:span><text:span text:style-name="T1"> and </text:span><text:span text:style-name="Source_20_Text"><text:span text:style-name="T2">(1,4)</text:span></text:span><text:span text:style-name="T1">, and both of them contain numbers with different parity. So the answer is </text:span><text:span text:style-name="Source_20_Text"><text:span text:style-name="T2">true</text:span></text:span><text:span text:style-name="T1">.</text:span></text:p>
      <text:p text:style-name="P2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 nums = [4,3,1,6]</text:span></text:p>
      <text:p text:style-name="P2"><text:span text:style-name="Strong_20_Emphasis"><text:span text:style-name="T1">Output:</text:span></text:span><text:span text:style-name="T1"> false</text:span></text:p>
      <text:p text:style-name="P2"><text:span text:style-name="Strong_20_Emphasis"><text:span text:style-name="T1">Explanation:</text:span></text:span></text:p>
      <text:p text:style-name="P2"><text:span text:style-name="Source_20_Text"><text:span text:style-name="T2">nums[1]</text:span></text:span><text:span text:style-name="T1"> and </text:span><text:span text:style-name="Source_20_Text"><text:span text:style-name="T2">nums[2]</text:span></text:span><text:span text:style-name="T1"> are both odd. So the answer is </text:span><text:span text:style-name="Source_20_Text"><text:span text:style-name="T2">false</text:span></text:span><text:span text:style-name="T1">.</text:span></text:p>
      <text:p text:style-name="P2"><text:span text:style-name="Strong_20_Emphasis"><text:span text:style-name="T1">Constraints:</text:span></text:span></text:p>
      <text:list text:style-name="L1">
        <text:list-item>
          <text:p text:style-name="P3"><text:span text:style-name="Source_20_Text"><text:span text:style-name="T2">1 &lt;= nums.length &lt;= 100</text:span></text:span></text:p>
        </text:list-item>
        <text:list-item>
          <text:p text:style-name="P4"><text:span text:style-name="Source_20_Text"><text:span text:style-name="T2">1 &lt;= nums[i] &lt;= 100</text:span></text:span></text:p>
        </text:list-item>
      </text:list>
      <text:p text:style-name="Text_20_body"/>
      <text:h text:style-name="P1" text:outline-level="1">3151. Special Array I</text:h>
      <text:p text:style-name="Text_20_body">/*</text:p>
      <text:p text:style-name="Text_20_body"><text:s text:c="4"/><text:span text:style-name="T3">Bitwise operations</text:span></text:p>
      <text:p text:style-name="Text_20_body"><text:s text:c="4"/>Time complexity: O(n)</text:p>
      <text:p text:style-name="Text_20_body"><text:s text:c="4"/>Space complexity: O(1)</text:p>
      <text:p text:style-name="Text_20_body">*/</text:p>
      <text:p text:style-name="Text_20_body"/>
      <text:p text:style-name="Text_20_body">class Solution {</text:p>
      <text:p text:style-name="Text_20_body">public:</text:p>
      <text:p text:style-name="Text_20_body"><text:s text:c="4"/>bool isArraySpecial(std::vector&lt;int&gt;&amp; nums) {</text:p>
      <text:p text:style-name="Text_20_body"><text:s text:c="8"/>int n=nums.size();</text:p>
      <text:p text:style-name="Text_20_body"><text:s text:c="8"/>for(int i=1;i&lt;n;++i){</text:p>
      <text:p text:style-name="Text_20_body"><text:s text:c="12"/>if(!((nums[i-1]&amp;1)^(nums[i]&amp;1))) return false;</text:p>
      <text:p text:style-name="Text_20_body"><text:s text:c="8"/>}</text:p>
      <text:p text:style-name="Text_20_body"><text:s text:c="8"/>return true;</text:p>
      <text:p text:style-name="Text_20_body"><text:s text:c="4"/>}</text:p>
      <text:p text:style-name="Text_20_body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09:42:14.482431220</meta:creation-date>
    <dc:date>2025-02-01T09:43:55.107316944</dc:date>
    <meta:editing-duration>PT1M41S</meta:editing-duration>
    <meta:editing-cycles>1</meta:editing-cycles>
    <meta:document-statistic meta:table-count="0" meta:image-count="0" meta:object-count="0" meta:page-count="2" meta:paragraph-count="38" meta:word-count="159" meta:character-count="1008" meta:non-whitespace-character-count="824"/>
    <meta:generator>LibreOffice/24.2.7.2$Linux_X86_64 LibreOffice_project/420$Build-2</meta:generator>
  </office:meta>
</office:document-meta>
</file>